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3.175cm" svg:height="1.016cm" svg:x="2.27cm" svg:y="5.064cm">
          <text:p text:style-name="P1"><text:span text:style-name="T1">id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" draw:layer="layout" svg:width="3.175cm" svg:height="1.016cm" svg:x="8.62cm" svg:y="5.064cm">
          <text:p text:style-name="P1"><text:span text:style-name="T1">joining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" draw:layer="layout" svg:width="3.175cm" svg:height="1.016cm" svg:x="14.97cm" svg:y="5.064cm">
          <text:p text:style-name="P1"><text:span text:style-name="T1">orp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" draw:layer="layout" svg:width="3.175cm" svg:height="1.016cm" svg:x="8.62cm" svg:y="8.914cm">
          <text:p text:style-name="P1"><text:span text:style-name="T1">fatal err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5" draw:layer="layout" svg:width="3.175cm" svg:height="1.016cm" svg:x="14.97cm" svg:y="8.874cm">
          <text:p text:style-name="P1"><text:span text:style-name="T1">have par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6" draw:layer="layout" svg:width="3.175cm" svg:height="1.016cm" svg:x="14.97cm" svg:y="12.684cm">
          <text:p text:style-name="P1"><text:span text:style-name="T1">connect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7" draw:layer="layout" svg:width="3.175cm" svg:height="1.016cm" svg:x="14.97cm" svg:y="16.494cm">
          <text:p text:style-name="P1"><text:span text:style-name="T1">connec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5.445cm" svg:y1="5.572cm" svg:x2="8.62cm" svg:y2="5.572cm" draw:start-shape="id1" draw:start-glue-point="1" draw:end-shape="id2" draw:end-glue-point="3" svg:d="m5445 5572h3175">
          <text:p text:style-name="P1"><text:span text:style-name="T2">Port active</text:span><text:span text:style-name="T2"><text:line-break/></text:span><text:span text:style-name="T2">Send join</text:span></text:p>
        </draw:connector>
        <draw:connector draw:style-name="gr3" draw:text-style-name="P3" draw:layer="layout" draw:type="curve" svg:x1="11.795cm" svg:y1="5.572cm" svg:x2="14.97cm" svg:y2="5.572cm" draw:start-shape="id2" draw:start-glue-point="1" draw:end-shape="id3" svg:d="m11795 5572h3175">
          <text:p text:style-name="P1"><text:span text:style-name="T2">Join</text:span></text:p>
          <text:p text:style-name="P1"><text:span text:style-name="T2">success</text:span></text:p>
        </draw:connector>
        <draw:connector draw:style-name="gr3" draw:text-style-name="P1" draw:layer="layout" draw:type="curve" svg:x1="10.207cm" svg:y1="6.08cm" svg:x2="3.857cm" svg:y2="6.08cm" draw:start-shape="id2" draw:start-glue-point="2" draw:end-shape="id1" svg:d="m10207 6080c0 1527-6350 1527-6350 0">
          <text:p text:style-name="P1">Port down</text:p>
        </draw:connector>
        <draw:connector draw:style-name="gr3" draw:text-style-name="P1" draw:layer="layout" draw:type="curve" svg:x1="11.795cm" svg:y1="5.572cm" svg:x2="10.207cm" svg:y2="5.064cm" draw:start-shape="id2" draw:start-glue-point="1" draw:end-shape="id2" draw:end-glue-point="0" svg:d="m11795 5572c1525 0 1271-763 493-1271s-2081-762-2081 763">
          <text:p text:style-name="P1">Timeout</text:p>
        </draw:connector>
        <draw:connector draw:style-name="gr3" draw:text-style-name="P1" draw:layer="layout" draw:type="curve" svg:x1="10.207cm" svg:y1="6.08cm" svg:x2="10.207cm" svg:y2="8.914cm" draw:start-shape="id2" draw:start-glue-point="2" draw:end-shape="id4" svg:d="m10207 6080v2834">
          <text:p text:style-name="P1">Join failure</text:p>
        </draw:connector>
        <draw:connector draw:style-name="gr3" draw:text-style-name="P1" draw:layer="layout" draw:type="curve" draw:line-skew="-1.777cm" svg:x1="16.557cm" svg:y1="5.064cm" svg:x2="3.857cm" svg:y2="5.064cm" draw:start-shape="id3" draw:start-glue-point="0" draw:end-shape="id1" svg:d="m16557 5064c0-4191-12700-4191-12700 0">
          <text:p text:style-name="P1">Port down</text:p>
        </draw:connector>
        <draw:connector draw:style-name="gr3" draw:text-style-name="P1" draw:layer="layout" draw:type="curve" svg:x1="16.557cm" svg:y1="6.08cm" svg:x2="16.557cm" svg:y2="8.874cm" draw:start-shape="id3" draw:start-glue-point="2" draw:end-shape="id5" draw:end-glue-point="0" svg:d="m16557 6080v2794">
          <text:p text:style-name="P1">Set parent</text:p>
          <text:p text:style-name="P1">Load backup</text:p>
        </draw:connector>
        <draw:connector draw:style-name="gr3" draw:text-style-name="P1" draw:layer="layout" draw:type="curve" svg:x1="16.557cm" svg:y1="9.89cm" svg:x2="18.145cm" svg:y2="9.382cm" draw:start-shape="id5" draw:start-glue-point="2" draw:end-shape="id5" draw:end-glue-point="1" svg:d="m16557 9890c0 1567 1303 1306 2081 788s1032-1296-493-1296">
          <text:p text:style-name="P1">Set parent</text:p>
        </draw:connector>
        <draw:connector draw:style-name="gr3" draw:text-style-name="P1" draw:layer="layout" draw:type="curve" svg:x1="16.557cm" svg:y1="9.89cm" svg:x2="16.557cm" svg:y2="12.684cm" draw:start-shape="id5" draw:start-glue-point="2" draw:end-shape="id6" svg:d="m16557 9890v2794">
          <text:p text:style-name="P1">Send connect</text:p>
        </draw:connector>
        <draw:connector draw:style-name="gr3" draw:text-style-name="P1" draw:layer="layout" draw:type="curve" svg:x1="16.557cm" svg:y1="13.7cm" svg:x2="16.557cm" svg:y2="16.494cm" draw:start-shape="id6" draw:start-glue-point="2" draw:end-shape="id7" draw:end-glue-point="0" svg:d="m16557 13700v2794">
          <text:p text:style-name="P1">Connect done</text:p>
        </draw:connector>
        <draw:connector draw:style-name="gr3" draw:text-style-name="P1" draw:layer="layout" draw:type="curve" svg:x1="14.97cm" svg:y1="13.192cm" svg:x2="16.557cm" svg:y2="12.684cm" draw:start-shape="id6" draw:start-glue-point="3" draw:end-shape="id6" draw:end-glue-point="0" svg:d="m14970 13192c-1527 0-1272-763-494-1271s2081-762 2081 763">
          <text:p text:style-name="P1">timeout</text:p>
        </draw:connector>
        <draw:connector draw:style-name="gr3" draw:text-style-name="P1" draw:layer="layout" draw:type="curve" draw:line-skew="0.888cm" svg:x1="18.145cm" svg:y1="13.192cm" svg:x2="18.145cm" svg:y2="9.382cm" draw:start-shape="id6" draw:start-glue-point="1" draw:end-shape="id5" svg:d="m18145 13192c2857 0 2857-3810 0-3810">
          <text:p text:style-name="P1">Set new</text:p>
          <text:p text:style-name="P1">parent</text:p>
        </draw:connector>
        <draw:connector draw:style-name="gr3" draw:text-style-name="P1" draw:layer="layout" draw:type="curve" draw:line-skew="1.65cm" svg:x1="18.145cm" svg:y1="17.002cm" svg:x2="18.145cm" svg:y2="9.382cm" draw:start-shape="id7" draw:start-glue-point="1" draw:end-shape="id5" svg:d="m18145 17002c4000 0 4000-7620 0-7620">
          <text:p text:style-name="P1">Set new</text:p>
          <text:p text:style-name="P1">parent</text:p>
        </draw:connector>
        <draw:connector draw:style-name="gr3" draw:text-style-name="P1" draw:layer="layout" draw:type="curve" draw:line-skew="-1.459cm" svg:x1="14.97cm" svg:y1="17.002cm" svg:x2="14.97cm" svg:y2="5.572cm" draw:start-shape="id7" draw:end-shape="id3" draw:end-glue-point="3" svg:d="m14970 17002c-3715 0-3715-11430 0-11430">
          <text:p text:style-name="P1">Connect</text:p>
          <text:p text:style-name="P1">error</text:p>
        </draw:connector>
        <draw:custom-shape draw:style-name="gr1" draw:text-style-name="P2" draw:id="id8" draw:layer="layout" svg:width="3.175cm" svg:height="1.016cm" svg:x="4.81cm" svg:y="12.684cm">
          <text:p text:style-name="P1"><text:span text:style-name="T1">No back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9" draw:layer="layout" svg:width="3.175cm" svg:height="1.016cm" svg:x="4.81cm" svg:y="16.494cm">
          <text:p text:style-name="P1"><text:span text:style-name="T1">Have back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6.397cm" svg:y1="13.7cm" svg:x2="6.397cm" svg:y2="16.494cm" draw:start-shape="id8" draw:start-glue-point="2" draw:end-shape="id9" draw:end-glue-point="0" svg:d="m6397 13700v2794">
          <text:p text:style-name="P1">Set backup</text:p>
        </draw:connector>
        <draw:connector draw:style-name="gr3" draw:text-style-name="P1" draw:layer="layout" draw:type="curve" svg:x1="6.397cm" svg:y1="12.684cm" svg:x2="4.81cm" svg:y2="13.192cm" draw:start-shape="id8" draw:start-glue-point="0" draw:end-shape="id8" draw:end-glue-point="3" svg:d="m6397 12684c0-1525-1303-1271-2081-763s-1033 1271 494 1271">
          <text:p text:style-name="P1">Clear</text:p>
          <text:p text:style-name="P1">backup</text:p>
        </draw:connector>
        <draw:connector draw:style-name="gr3" draw:text-style-name="P1" draw:layer="layout" draw:type="curve" draw:line-skew="-1.013cm" svg:x1="4.81cm" svg:y1="17.002cm" svg:x2="4.81cm" svg:y2="13.192cm" draw:start-shape="id9" draw:end-shape="id8" draw:end-glue-point="3" svg:d="m4810 17002c-3046 0-3046-3810 0-3810">
          <text:p text:style-name="P1">Clear backup</text:p>
          <text:p text:style-name="P1">Load backup</text:p>
        </draw:connector>
        <draw:connector draw:style-name="gr3" draw:text-style-name="P1" draw:layer="layout" draw:type="curve" draw:line-skew="-1.14cm" svg:x1="14.97cm" svg:y1="13.192cm" svg:x2="14.97cm" svg:y2="5.572cm" draw:start-shape="id6" draw:start-glue-point="3" draw:end-shape="id3" draw:end-glue-point="3" svg:d="m14970 13192c-3237 0-3237-7620 0-7620">
          <text:p text:style-name="P1">Connect</text:p>
          <text:p text:style-name="P1">error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_20_1" draw:fill-image-name="Bitmape_20_1" draw:fit-to-size="false" draw:start-line-spacing-horizontal="1.016cm" draw:start-line-spacing-vertical="1.016cm" draw:end-line-spacing-horizontal="1.016cm" draw:end-line-spacing-vertical="1.016cm"/>
      <style:text-properties fo:font-size="12pt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3-01-02T13:39:49.05</meta:creation-date>
    <dc:date>2013-01-03T12:52:00</dc:date>
    <meta:editing-duration>PT3H54M47S</meta:editing-duration>
    <meta:editing-cycles>11</meta:editing-cycles>
    <meta:generator>OpenOffice.org/3.2$Unix OpenOffice.org_project/320m19$Build-9505</meta:generator>
    <meta:document-statistic meta:object-count="27"/>
  </office:meta>
</office:document-meta>
</file>